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cec010" style:family="table" style:master-page-name="ta-mp-0xcec01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8a99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a9a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a9b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95.80pt" style:use-optimal-column-width="true"/>
    </style:style>
    <style:style style:name="ACOL-2" style:family="table-column">
      <style:table-column-properties style:column-width="94.50pt" style:use-optimal-column-width="true"/>
    </style:style>
    <style:style style:name="ACOL-3" style:family="table-column">
      <style:table-column-properties style:column-width="54.00pt" style:use-optimal-column-width="false"/>
    </style:style>
    <style:style style:name="ACOL-4" style:family="table-column">
      <style:table-column-properties style:column-width="72.00pt" style:use-optimal-column-width="true"/>
    </style:style>
    <style:style style:name="ACOL-5" style:family="table-column">
      <style:table-column-properties style:column-width="66.00pt" style:use-optimal-column-width="true"/>
    </style:style>
    <style:style style:name="ACOL-6" style:family="table-column">
      <style:table-column-properties style:column-width="63.00pt" style:use-optimal-column-width="true"/>
    </style:style>
    <style:style style:name="ACOL-7" style:family="table-column">
      <style:table-column-properties style:column-width="111.00pt" style:use-optimal-column-width="true"/>
    </style:style>
    <style:style style:name="ACOL-8" style:family="table-column">
      <style:table-column-properties style:column-width="459.80pt" style:use-optimal-column-width="true"/>
    </style:style>
    <style:style style:name="ACOL-9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Bill of Materials.csv" table:style-name="ta-0xcec010" table:print="true">
        <office:forms form:automatic-focus="false" form:apply-design-mode="false">
          <form:form/>
        </office:forms>
        <table:table-column table:default-cell-style-name="ACE-0x8a9a48" table:style-name="ACOL-1"/>
        <table:table-column table:default-cell-style-name="ACE-0x8a9a48" table:style-name="ACOL-2"/>
        <table:table-column table:default-cell-style-name="ACE-0x8a9a48" table:style-name="ACOL-3"/>
        <table:table-column table:default-cell-style-name="ACE-0x8a9a48" table:style-name="ACOL-4"/>
        <table:table-column table:default-cell-style-name="ACE-0x8a9a48" table:style-name="ACOL-5"/>
        <table:table-column table:default-cell-style-name="ACE-0x8a9a48" table:style-name="ACOL-4"/>
        <table:table-column table:default-cell-style-name="ACE-0x8a9a48" table:style-name="ACOL-6"/>
        <table:table-column table:default-cell-style-name="ACE-0x8a9a48" table:style-name="ACOL-7"/>
        <table:table-column table:default-cell-style-name="ACE-0x8a9a48" table:style-name="ACOL-8"/>
        <table:table-column table:default-cell-style-name="ACE-0x8a9a48" table:style-name="ACOL-0" table:number-columns-repeated="247"/>
        <table:table-row table:style-name="AROW-0">
          <table:table-cell table:style-name="ACE-0x8a9928" office:value-type="string">
            <text:p>Printed Parts</text:p>
          </table:table-cell>
          <table:table-cell table:style-name="ACE-0x8a9a48" office:value-type="string">
            <text:p>Description</text:p>
          </table:table-cell>
          <table:table-cell table:style-name="ACE-0x8a9a48" office:value-type="string">
            <text:p>Qty</text:p>
          </table:table-cell>
          <table:table-cell table:number-columns-repeated="253" table:style-name="ACE-0x8a9a48"/>
        </table:table-row>
        <table:table-row table:style-name="AROW-0">
          <table:table-cell table:style-name="ACE-0x8a9a48" office:value-type="string">
            <text:p>Head Holder</text:p>
          </table:table-cell>
          <table:table-cell table:style-name="ACE-0x8a9a48"/>
          <table:table-cell table:style-name="ACE-0x8a9a48" office:value-type="float" office:value="8">
            <text:p>8</text:p>
          </table:table-cell>
          <table:table-cell table:number-columns-repeated="253" table:style-name="ACE-0x8a9a48"/>
        </table:table-row>
        <table:table-row table:style-name="AROW-0">
          <table:table-cell table:style-name="ACE-0x8a9a48" office:value-type="string">
            <text:p>Arm Center</text:p>
          </table:table-cell>
          <table:table-cell table:style-name="ACE-0x8a9a48"/>
          <table:table-cell table:style-name="ACE-0x8a9a48" office:value-type="float" office:value="4">
            <text:p>4</text:p>
          </table:table-cell>
          <table:table-cell table:number-columns-repeated="253" table:style-name="ACE-0x8a9a48"/>
        </table:table-row>
        <table:table-row table:style-name="AROW-0">
          <table:table-cell table:style-name="ACE-0x8a9a48" office:value-type="string">
            <text:p>Level 1 Corner</text:p>
          </table:table-cell>
          <table:table-cell table:style-name="ACE-0x8a9a48"/>
          <table:table-cell table:style-name="ACE-0x8a9a48" office:value-type="float" office:value="4">
            <text:p>4</text:p>
          </table:table-cell>
          <table:table-cell table:number-columns-repeated="253" table:style-name="ACE-0x8a9a48"/>
        </table:table-row>
        <table:table-row table:style-name="AROW-0">
          <table:table-cell table:style-name="ACE-0x8a9a48" office:value-type="string">
            <text:p>608 Bearing Cap</text:p>
          </table:table-cell>
          <table:table-cell table:style-name="ACE-0x8a9a48"/>
          <table:table-cell table:style-name="ACE-0x8a9a48" office:value-type="float" office:value="21">
            <text:p>21</text:p>
          </table:table-cell>
          <table:table-cell table:number-columns-repeated="253" table:style-name="ACE-0x8a9a48"/>
        </table:table-row>
        <table:table-row table:style-name="AROW-0">
          <table:table-cell table:style-name="ACE-0x8a9a48" office:value-type="string">
            <text:p>Level 2 Corner</text:p>
          </table:table-cell>
          <table:table-cell table:style-name="ACE-0x8a9a48"/>
          <table:table-cell table:style-name="ACE-0x8a9a48" office:value-type="float" office:value="4">
            <text:p>4</text:p>
          </table:table-cell>
          <table:table-cell table:number-columns-repeated="253" table:style-name="ACE-0x8a9a48"/>
        </table:table-row>
        <table:table-row table:style-name="AROW-0">
          <table:table-cell table:style-name="ACE-0x8a9a48" office:value-type="string">
            <text:p>R Motor Mount</text:p>
          </table:table-cell>
          <table:table-cell table:style-name="ACE-0x8a9a48"/>
          <table:table-cell table:style-name="ACE-0x8a9a48" office:value-type="float" office:value="6">
            <text:p>6</text:p>
          </table:table-cell>
          <table:table-cell table:number-columns-repeated="253" table:style-name="ACE-0x8a9a48"/>
        </table:table-row>
        <table:table-row table:style-name="AROW-0">
          <table:table-cell table:style-name="ACE-0x8a9a48" office:value-type="string">
            <text:p>Theta Center</text:p>
          </table:table-cell>
          <table:table-cell table:style-name="ACE-0x8a9a48"/>
          <table:table-cell table:style-name="ACE-0x8a9a48" office:value-type="float" office:value="1">
            <text:p>1</text:p>
          </table:table-cell>
          <table:table-cell table:number-columns-repeated="253" table:style-name="ACE-0x8a9a48"/>
        </table:table-row>
        <table:table-row table:style-name="AROW-0">
          <table:table-cell table:style-name="ACE-0x8a9a48" office:value-type="string">
            <text:p>Level Z Corner</text:p>
          </table:table-cell>
          <table:table-cell table:style-name="ACE-0x8a9a48"/>
          <table:table-cell table:style-name="ACE-0x8a9a48" office:value-type="float" office:value="4">
            <text:p>4</text:p>
          </table:table-cell>
          <table:table-cell table:number-columns-repeated="253" table:style-name="ACE-0x8a9a48"/>
        </table:table-row>
        <table:table-row table:style-name="AROW-0">
          <table:table-cell table:style-name="ACE-0x8a9a48" office:value-type="string">
            <text:p>Theta Motor Mount</text:p>
          </table:table-cell>
          <table:table-cell table:style-name="ACE-0x8a9a48"/>
          <table:table-cell table:style-name="ACE-0x8a9a48" office:value-type="float" office:value="1">
            <text:p>1</text:p>
          </table:table-cell>
          <table:table-cell table:number-columns-repeated="253" table:style-name="ACE-0x8a9a48"/>
        </table:table-row>
        <table:table-row table:style-name="AROW-0">
          <table:table-cell table:style-name="ACE-0x8a9a48" office:value-type="string">
            <text:p>Platter Roller Mount High</text:p>
          </table:table-cell>
          <table:table-cell table:style-name="ACE-0x8a9a48"/>
          <table:table-cell table:style-name="ACE-0x8a9a48" office:value-type="float" office:value="1">
            <text:p>1</text:p>
          </table:table-cell>
          <table:table-cell table:number-columns-repeated="253" table:style-name="ACE-0x8a9a48"/>
        </table:table-row>
        <table:table-row table:style-name="AROW-0">
          <table:table-cell table:style-name="ACE-0x8a9a48" office:value-type="string">
            <text:p>Platter Roller Mount Low</text:p>
          </table:table-cell>
          <table:table-cell table:style-name="ACE-0x8a9a48"/>
          <table:table-cell table:style-name="ACE-0x8a9a48" office:value-type="float" office:value="2">
            <text:p>2</text:p>
          </table:table-cell>
          <table:table-cell table:number-columns-repeated="253" table:style-name="ACE-0x8a9a48"/>
        </table:table-row>
        <table:table-row table:style-name="AROW-0">
          <table:table-cell table:style-name="ACE-0x8a9a48" office:value-type="string">
            <text:p>Level 4 Corner</text:p>
          </table:table-cell>
          <table:table-cell table:style-name="ACE-0x8a9a48"/>
          <table:table-cell table:style-name="ACE-0x8a9a48" office:value-type="float" office:value="4">
            <text:p>4</text:p>
          </table:table-cell>
          <table:table-cell table:number-columns-repeated="253" table:style-name="ACE-0x8a9a48"/>
        </table:table-row>
        <table:table-row table:style-name="AROW-0">
          <table:table-cell table:style-name="ACE-0x8a9a48" office:value-type="string">
            <text:p>Smooth Rod Clamp</text:p>
          </table:table-cell>
          <table:table-cell table:style-name="ACE-0x8a9a48"/>
          <table:table-cell table:style-name="ACE-0x8a9a48" office:value-type="float" office:value="16">
            <text:p>16</text:p>
          </table:table-cell>
          <table:table-cell table:number-columns-repeated="253" table:style-name="ACE-0x8a9a48"/>
        </table:table-row>
        <table:table-row table:style-name="AROW-0">
          <table:table-cell table:style-name="ACE-0x8a9a48" office:value-type="string">
            <text:p>Z Tensioner Mount</text:p>
          </table:table-cell>
          <table:table-cell table:style-name="ACE-0x8a9a48"/>
          <table:table-cell table:style-name="ACE-0x8a9a48" office:value-type="float" office:value="4">
            <text:p>4</text:p>
          </table:table-cell>
          <table:table-cell table:number-columns-repeated="253" table:style-name="ACE-0x8a9a48"/>
        </table:table-row>
        <table:table-row table:style-name="AROW-0"/>
        <table:table-row table:style-name="AROW-0">
          <table:table-cell table:style-name="ACE-0x8a9928" office:value-type="string">
            <text:p>Laser Cut Parts</text:p>
          </table:table-cell>
          <table:table-cell table:style-name="ACE-0x8a9a48" office:value-type="string">
            <text:p>Description</text:p>
          </table:table-cell>
          <table:table-cell table:style-name="ACE-0x8a9a48" office:value-type="string">
            <text:p>Qty</text:p>
          </table:table-cell>
          <table:table-cell table:number-columns-repeated="253" table:style-name="ACE-0x8a9a48"/>
        </table:table-row>
        <table:table-row table:style-name="AROW-0">
          <table:table-cell table:style-name="ACE-0x8a9a48" office:value-type="string">
            <text:p>R Gear</text:p>
          </table:table-cell>
          <table:table-cell table:style-name="ACE-0x8a9a48" office:value-type="string">
            <text:p>5mm Acrylic</text:p>
          </table:table-cell>
          <table:table-cell table:style-name="ACE-0x8a9a48" office:value-type="float" office:value="4">
            <text:p>4</text:p>
          </table:table-cell>
          <table:table-cell table:number-columns-repeated="253" table:style-name="ACE-0x8a9a48"/>
        </table:table-row>
        <table:table-row table:style-name="AROW-0">
          <table:table-cell table:style-name="ACE-0x8a9a48" office:value-type="string">
            <text:p>Extruder Mount Plate</text:p>
          </table:table-cell>
          <table:table-cell table:style-name="ACE-0x8a9a48" office:value-type="string">
            <text:p>5mm Plywood</text:p>
          </table:table-cell>
          <table:table-cell table:style-name="ACE-0x8a9a48" office:value-type="float" office:value="4">
            <text:p>4</text:p>
          </table:table-cell>
          <table:table-cell table:number-columns-repeated="253" table:style-name="ACE-0x8a9a48"/>
        </table:table-row>
        <table:table-row table:style-name="AROW-0">
          <table:table-cell table:style-name="ACE-0x8a9a48" office:value-type="string">
            <text:p>Platter Top</text:p>
          </table:table-cell>
          <table:table-cell table:style-name="ACE-0x8a9a48" office:value-type="string">
            <text:p>5mm Plywood</text:p>
          </table:table-cell>
          <table:table-cell table:style-name="ACE-0x8a9a48" office:value-type="float" office:value="1">
            <text:p>1</text:p>
          </table:table-cell>
          <table:table-cell table:number-columns-repeated="253" table:style-name="ACE-0x8a9a48"/>
        </table:table-row>
        <table:table-row table:style-name="AROW-0">
          <table:table-cell table:style-name="ACE-0x8a9a48" office:value-type="string">
            <text:p>Platter Bottom</text:p>
          </table:table-cell>
          <table:table-cell table:style-name="ACE-0x8a9a48" office:value-type="string">
            <text:p>5mm Plywood</text:p>
          </table:table-cell>
          <table:table-cell table:style-name="ACE-0x8a9a48" office:value-type="float" office:value="1">
            <text:p>1</text:p>
          </table:table-cell>
          <table:table-cell table:number-columns-repeated="253" table:style-name="ACE-0x8a9a48"/>
        </table:table-row>
        <table:table-row table:style-name="AROW-0">
          <table:table-cell table:style-name="ACE-0x8a9a48" office:value-type="string">
            <text:p>Theta Gear</text:p>
          </table:table-cell>
          <table:table-cell table:style-name="ACE-0x8a9a48" office:value-type="string">
            <text:p>5mm Acrylic</text:p>
          </table:table-cell>
          <table:table-cell table:style-name="ACE-0x8a9a48" office:value-type="float" office:value="1">
            <text:p>1</text:p>
          </table:table-cell>
          <table:table-cell table:number-columns-repeated="253" table:style-name="ACE-0x8a9a48"/>
        </table:table-row>
        <table:table-row table:style-name="AROW-0"/>
        <table:table-row table:style-name="AROW-0">
          <table:table-cell table:style-name="ACE-0x8a9928" office:value-type="string">
            <text:p>Rods</text:p>
          </table:table-cell>
          <table:table-cell table:style-name="ACE-0x8a9a48" office:value-type="string">
            <text:p>Description</text:p>
          </table:table-cell>
          <table:table-cell table:style-name="ACE-0x8a9a48" office:value-type="string">
            <text:p>Qty</text:p>
          </table:table-cell>
          <table:table-cell table:style-name="ACE-0x8a9a48" office:value-type="string">
            <text:p>Length (mm)</text:p>
          </table:table-cell>
          <table:table-cell table:style-name="ACE-0x8a9a48" office:value-type="string">
            <text:p>Total Length</text:p>
          </table:table-cell>
          <table:table-cell table:style-name="ACE-0x8a9a48" office:value-type="string">
            <text:p>Purchase Qty</text:p>
          </table:table-cell>
          <table:table-cell table:style-name="ACE-0x8a9a48" office:value-type="string">
            <text:p>Price/Meter</text:p>
          </table:table-cell>
          <table:table-cell table:style-name="ACE-0x8a9a48" office:value-type="string">
            <text:p>Subtotal</text:p>
          </table:table-cell>
          <table:table-cell table:number-columns-repeated="248" table:style-name="ACE-0x8a9a48"/>
        </table:table-row>
        <table:table-row table:style-name="AROW-0">
          <table:table-cell table:style-name="ACE-0x8a9a48" office:value-type="string">
            <text:p>Arm Rod</text:p>
          </table:table-cell>
          <table:table-cell table:style-name="ACE-0x8a9a48" office:value-type="string">
            <text:p>M8 1.25 Pitch</text:p>
          </table:table-cell>
          <table:table-cell table:style-name="ACE-0x8a9a48" office:value-type="float" office:value="8">
            <text:p>8</text:p>
          </table:table-cell>
          <table:table-cell table:style-name="ACE-0x8a9a48" office:value-type="float" office:value="220">
            <text:p>220</text:p>
          </table:table-cell>
          <table:table-cell table:style-name="ACE-0x8a9a48" table:formula="of:=[.D25]*[.C25]" office:value-type="float" office:value="1760">
            <text:p>1760</text:p>
          </table:table-cell>
          <table:table-cell table:number-columns-repeated="251" table:style-name="ACE-0x8a9a48"/>
        </table:table-row>
        <table:table-row table:style-name="AROW-0">
          <table:table-cell table:style-name="ACE-0x8a9a48" office:value-type="string">
            <text:p>Arm Axis Rod</text:p>
          </table:table-cell>
          <table:table-cell table:style-name="ACE-0x8a9a48" office:value-type="string">
            <text:p>M8 1.25 Pitch</text:p>
          </table:table-cell>
          <table:table-cell table:style-name="ACE-0x8a9a48" office:value-type="float" office:value="4">
            <text:p>4</text:p>
          </table:table-cell>
          <table:table-cell table:style-name="ACE-0x8a9a48" office:value-type="float" office:value="110">
            <text:p>110</text:p>
          </table:table-cell>
          <table:table-cell table:style-name="ACE-0x8a9a48" table:formula="of:=[.D26]*[.C26]" office:value-type="float" office:value="440">
            <text:p>440</text:p>
          </table:table-cell>
          <table:table-cell table:number-columns-repeated="251" table:style-name="ACE-0x8a9a48"/>
        </table:table-row>
        <table:table-row table:style-name="AROW-0">
          <table:table-cell table:style-name="ACE-0x8a9a48" office:value-type="string">
            <text:p>Top Rod</text:p>
          </table:table-cell>
          <table:table-cell table:style-name="ACE-0x8a9a48" office:value-type="string">
            <text:p>M8 1.25 Pitch</text:p>
          </table:table-cell>
          <table:table-cell table:style-name="ACE-0x8a9a48" office:value-type="float" office:value="20">
            <text:p>20</text:p>
          </table:table-cell>
          <table:table-cell table:style-name="ACE-0x8a9a48" office:value-type="float" office:value="335">
            <text:p>335</text:p>
          </table:table-cell>
          <table:table-cell table:style-name="ACE-0x8a9a48" table:formula="of:=[.D27]*[.C27]" office:value-type="float" office:value="6700">
            <text:p>6700</text:p>
          </table:table-cell>
          <table:table-cell table:number-columns-repeated="251" table:style-name="ACE-0x8a9a48"/>
        </table:table-row>
        <table:table-row table:style-name="AROW-0">
          <table:table-cell table:style-name="ACE-0x8a9a48" office:value-type="string">
            <text:p>Platter Rod</text:p>
          </table:table-cell>
          <table:table-cell table:style-name="ACE-0x8a9a48" office:value-type="string">
            <text:p>M8 1.25 Pitch</text:p>
          </table:table-cell>
          <table:table-cell table:style-name="ACE-0x8a9a48" office:value-type="float" office:value="4">
            <text:p>4</text:p>
          </table:table-cell>
          <table:table-cell table:style-name="ACE-0x8a9a48" office:value-type="float" office:value="444">
            <text:p>444</text:p>
          </table:table-cell>
          <table:table-cell table:style-name="ACE-0x8a9a48" table:formula="of:=[.D28]*[.C28]" office:value-type="float" office:value="1776">
            <text:p>1776</text:p>
          </table:table-cell>
          <table:table-cell table:number-columns-repeated="251" table:style-name="ACE-0x8a9a48"/>
        </table:table-row>
        <table:table-row table:style-name="AROW-0">
          <table:table-cell table:style-name="ACE-0x8a9a48" office:value-type="string">
            <text:p>Platter Axle</text:p>
          </table:table-cell>
          <table:table-cell table:style-name="ACE-0x8a9a48" office:value-type="string">
            <text:p>M8 1.25 Pitch</text:p>
          </table:table-cell>
          <table:table-cell table:style-name="ACE-0x8a9a48" office:value-type="float" office:value="1">
            <text:p>1</text:p>
          </table:table-cell>
          <table:table-cell table:style-name="ACE-0x8a9a48" office:value-type="float" office:value="45">
            <text:p>45</text:p>
          </table:table-cell>
          <table:table-cell table:style-name="ACE-0x8a9a48" table:formula="of:=[.D29]*[.C29]" office:value-type="float" office:value="45">
            <text:p>45</text:p>
          </table:table-cell>
          <table:table-cell table:number-columns-repeated="251" table:style-name="ACE-0x8a9a48"/>
        </table:table-row>
        <table:table-row table:style-name="AROW-0">
          <table:table-cell table:style-name="ACE-0x8a9a48" office:value-type="string">
            <text:p>Z Rod</text:p>
          </table:table-cell>
          <table:table-cell table:style-name="ACE-0x8a9a48" office:value-type="string">
            <text:p>M8 1.25 Pitch</text:p>
          </table:table-cell>
          <table:table-cell table:style-name="ACE-0x8a9a48" office:value-type="float" office:value="4">
            <text:p>4</text:p>
          </table:table-cell>
          <table:table-cell table:style-name="ACE-0x8a9a48" office:value-type="float" office:value="350">
            <text:p>350</text:p>
          </table:table-cell>
          <table:table-cell table:style-name="ACE-0x8a9a48" table:formula="of:=[.D30]*[.C30]" office:value-type="float" office:value="1400">
            <text:p>1400</text:p>
          </table:table-cell>
          <table:table-cell table:number-columns-repeated="251" table:style-name="ACE-0x8a9a48"/>
        </table:table-row>
        <table:table-row table:style-name="AROW-0">
          <table:table-cell table:style-name="ACE-0x8a9b68" office:value-type="string">
            <text:p>Total Threaded Rod</text:p>
          </table:table-cell>
          <table:table-cell table:number-columns-repeated="3" table:style-name="ACE-0x8a9a48"/>
          <table:table-cell table:style-name="ACE-0x8a9a48" table:formula="of:=SUM([.E25:.E30])" office:value-type="float" office:value="12121">
            <text:p>12121</text:p>
          </table:table-cell>
          <table:table-cell table:style-name="ACE-0x8a9a48" office:value-type="float" office:value="15000">
            <text:p>15000</text:p>
          </table:table-cell>
          <table:table-cell table:style-name="ACE-0x8a9a48" office:value-type="float" office:value="4.29">
            <text:p>4.29</text:p>
          </table:table-cell>
          <table:table-cell table:style-name="ACE-0x8a9928" table:formula="of:=[.G31]*[.F31]/1000" office:value-type="float" office:value="64.35">
            <text:p>64.35</text:p>
          </table:table-cell>
          <table:table-cell table:number-columns-repeated="248" table:style-name="ACE-0x8a9a48"/>
        </table:table-row>
        <table:table-row table:style-name="AROW-0">
          <table:table-cell table:style-name="ACE-0x8a9a48" office:value-type="string">
            <text:p>Z Smooth Rod</text:p>
          </table:table-cell>
          <table:table-cell table:style-name="ACE-0x8a9a48" office:value-type="string">
            <text:p>M8</text:p>
          </table:table-cell>
          <table:table-cell table:style-name="ACE-0x8a9a48" office:value-type="float" office:value="8">
            <text:p>8</text:p>
          </table:table-cell>
          <table:table-cell table:style-name="ACE-0x8a9a48" office:value-type="float" office:value="350">
            <text:p>350</text:p>
          </table:table-cell>
          <table:table-cell table:style-name="ACE-0x8a9a48" table:formula="of:=[.D32]*[.C32]" office:value-type="float" office:value="2800">
            <text:p>2800</text:p>
          </table:table-cell>
          <table:table-cell table:number-columns-repeated="251" table:style-name="ACE-0x8a9a48"/>
        </table:table-row>
        <table:table-row table:style-name="AROW-0">
          <table:table-cell table:style-name="ACE-0x8a9b68" office:value-type="string">
            <text:p>Total Smooth Rod</text:p>
          </table:table-cell>
          <table:table-cell table:number-columns-repeated="3" table:style-name="ACE-0x8a9a48"/>
          <table:table-cell table:style-name="ACE-0x8a9a48" table:formula="of:=SUM([.E32])" office:value-type="float" office:value="2800">
            <text:p>2800</text:p>
          </table:table-cell>
          <table:table-cell table:style-name="ACE-0x8a9a48" office:value-type="string">
            <text:p>12ft</text:p>
          </table:table-cell>
          <table:table-cell table:style-name="ACE-0x8a9a48"/>
          <table:table-cell table:style-name="ACE-0x8a9928" office:value-type="float" office:value="23.44">
            <text:p>23.44</text:p>
          </table:table-cell>
          <table:table-cell table:number-columns-repeated="248" table:style-name="ACE-0x8a9a48"/>
        </table:table-row>
        <table:table-row table:style-name="AROW-0"/>
        <table:table-row table:style-name="AROW-0">
          <table:table-cell table:style-name="ACE-0x8a9928" office:value-type="string">
            <text:p>Vitamins</text:p>
          </table:table-cell>
          <table:table-cell table:style-name="ACE-0x8a9a48" office:value-type="string">
            <text:p>Description</text:p>
          </table:table-cell>
          <table:table-cell table:style-name="ACE-0x8a9a48" office:value-type="string">
            <text:p>Qty</text:p>
          </table:table-cell>
          <table:table-cell table:style-name="ACE-0x8a9a48" office:value-type="string">
            <text:p>Purchase Qty</text:p>
          </table:table-cell>
          <table:table-cell table:style-name="ACE-0x8a9a48" office:value-type="string">
            <text:p>Price Each</text:p>
          </table:table-cell>
          <table:table-cell table:style-name="ACE-0x8a9a48" office:value-type="string">
            <text:p>Subtotal</text:p>
          </table:table-cell>
          <table:table-cell table:style-name="ACE-0x8a9a48" office:value-type="string">
            <text:p>Supplier</text:p>
          </table:table-cell>
          <table:table-cell table:style-name="ACE-0x8a9a48" office:value-type="string">
            <text:p>Part #</text:p>
          </table:table-cell>
          <table:table-cell table:style-name="ACE-0x8a9a48" office:value-type="string">
            <text:p>Link</text:p>
          </table:table-cell>
          <table:table-cell table:number-columns-repeated="247" table:style-name="ACE-0x8a9a48"/>
        </table:table-row>
        <table:table-row table:style-name="AROW-0">
          <table:table-cell table:style-name="ACE-0x8a9a48" office:value-type="string">
            <text:p>608RS Bearing</text:p>
          </table:table-cell>
          <table:table-cell table:style-name="ACE-0x8a9a48"/>
          <table:table-cell table:style-name="ACE-0x8a9a48" office:value-type="float" office:value="36">
            <text:p>36</text:p>
          </table:table-cell>
          <table:table-cell table:number-columns-repeated="253" table:style-name="ACE-0x8a9a48"/>
        </table:table-row>
        <table:table-row table:style-name="AROW-0">
          <table:table-cell table:style-name="ACE-0x8a9a48" office:value-type="string">
            <text:p>Z Belt</text:p>
          </table:table-cell>
          <table:table-cell table:style-name="ACE-0x8a9a48" office:value-type="string">
            <text:p>GT2 1256.00 mm</text:p>
          </table:table-cell>
          <table:table-cell table:style-name="ACE-0x8a9a48" office:value-type="float" office:value="1">
            <text:p>1</text:p>
          </table:table-cell>
          <table:table-cell table:style-name="ACE-0x8a9a48" office:value-type="float" office:value="1">
            <text:p>1</text:p>
          </table:table-cell>
          <table:table-cell table:style-name="ACE-0x8a9a48" office:value-type="float" office:value="9.08">
            <text:p>9.08</text:p>
          </table:table-cell>
          <table:table-cell table:style-name="ACE-0x8a9a48" table:formula="of:=[.E37]*[.D37]" office:value-type="float" office:value="9.08">
            <text:p>9.08</text:p>
          </table:table-cell>
          <table:table-cell table:style-name="ACE-0x8a9a48" office:value-type="string">
            <text:p>SDP/SI</text:p>
          </table:table-cell>
          <table:table-cell table:style-name="ACE-0x8a9a48" office:value-type="string">
            <text:p>A 6R51M628060</text:p>
          </table:table-cell>
          <table:table-cell table:style-name="ACE-0x8a9a48" office:value-type="string">
            <text:p>https://sdp-si.com/eStore/PartDetail.asp?Opener=Group&amp;PartID=75948&amp;GroupID=342</text:p>
          </table:table-cell>
          <table:table-cell table:number-columns-repeated="247" table:style-name="ACE-0x8a9a48"/>
        </table:table-row>
        <table:table-row table:style-name="AROW-0">
          <table:table-cell table:style-name="ACE-0x8a9a48" office:value-type="string">
            <text:p>LM8UU Linear Bearing</text:p>
          </table:table-cell>
          <table:table-cell table:style-name="ACE-0x8a9a48"/>
          <table:table-cell table:style-name="ACE-0x8a9a48" office:value-type="float" office:value="8">
            <text:p>8</text:p>
          </table:table-cell>
          <table:table-cell table:number-columns-repeated="253" table:style-name="ACE-0x8a9a48"/>
        </table:table-row>
        <table:table-row table:style-name="AROW-0">
          <table:table-cell table:style-name="ACE-0x8a9a48" office:value-type="string">
            <text:p>M3.Nut.90591A121</text:p>
          </table:table-cell>
          <table:table-cell table:style-name="ACE-0x8a9a48"/>
          <table:table-cell table:style-name="ACE-0x8a9a48" office:value-type="float" office:value="104">
            <text:p>104</text:p>
          </table:table-cell>
          <table:table-cell table:style-name="ACE-0x8a9a48" office:value-type="float" office:value="200">
            <text:p>200</text:p>
          </table:table-cell>
          <table:table-cell table:style-name="ACE-0x8a9a48"/>
          <table:table-cell table:style-name="ACE-0x8a9a48" table:formula="of:=[.D39]/100*1.39" office:value-type="float" office:value="2.78">
            <text:p>2.78</text:p>
          </table:table-cell>
          <table:table-cell table:style-name="ACE-0x8a9a48" office:value-type="string">
            <text:p>McMaster</text:p>
          </table:table-cell>
          <table:table-cell table:style-name="ACE-0x8a9a48" office:value-type="string">
            <text:p>90591A121</text:p>
          </table:table-cell>
          <table:table-cell table:style-name="ACE-0x8a9a48" office:value-type="string">
            <text:p>http://www.mcmaster.com/#catalog/119/3167/=l4j9dm</text:p>
          </table:table-cell>
          <table:table-cell table:number-columns-repeated="247" table:style-name="ACE-0x8a9a48"/>
        </table:table-row>
        <table:table-row table:style-name="AROW-0">
          <table:table-cell table:style-name="ACE-0x8a9a48" office:value-type="string">
            <text:p>M3x10.Bolt.91290A115</text:p>
          </table:table-cell>
          <table:table-cell table:style-name="ACE-0x8a9a48"/>
          <table:table-cell table:style-name="ACE-0x8a9a48" office:value-type="float" office:value="28">
            <text:p>28</text:p>
          </table:table-cell>
          <table:table-cell table:style-name="ACE-0x8a9a48" office:value-type="float" office:value="100">
            <text:p>100</text:p>
          </table:table-cell>
          <table:table-cell table:style-name="ACE-0x8a9a48"/>
          <table:table-cell table:style-name="ACE-0x8a9a48" table:formula="of:=[.D40]/100*5.02" office:value-type="float" office:value="5.02">
            <text:p>5.02</text:p>
          </table:table-cell>
          <table:table-cell table:style-name="ACE-0x8a9a48" office:value-type="string">
            <text:p>McMaster</text:p>
          </table:table-cell>
          <table:table-cell table:style-name="ACE-0x8a9a48" office:value-type="string">
            <text:p>91290A115</text:p>
          </table:table-cell>
          <table:table-cell table:style-name="ACE-0x8a9a48" office:value-type="string">
            <text:p>http://www.mcmaster.com/#catalog/119/3093/=l4j9n6</text:p>
          </table:table-cell>
          <table:table-cell table:number-columns-repeated="247" table:style-name="ACE-0x8a9a48"/>
        </table:table-row>
        <table:table-row table:style-name="AROW-0">
          <table:table-cell table:style-name="ACE-0x8a9a48" office:value-type="string">
            <text:p>M3x16.Bolt.91290A120</text:p>
          </table:table-cell>
          <table:table-cell table:style-name="ACE-0x8a9a48"/>
          <table:table-cell table:style-name="ACE-0x8a9a48" office:value-type="float" office:value="24">
            <text:p>24</text:p>
          </table:table-cell>
          <table:table-cell table:style-name="ACE-0x8a9a48" office:value-type="float" office:value="100">
            <text:p>100</text:p>
          </table:table-cell>
          <table:table-cell table:style-name="ACE-0x8a9a48"/>
          <table:table-cell table:style-name="ACE-0x8a9a48" table:formula="of:=[.D41]/100*6.05" office:value-type="float" office:value="6.05">
            <text:p>6.05</text:p>
          </table:table-cell>
          <table:table-cell table:style-name="ACE-0x8a9a48" office:value-type="string">
            <text:p>McMaster</text:p>
          </table:table-cell>
          <table:table-cell table:style-name="ACE-0x8a9a48" office:value-type="string">
            <text:p>91290A120</text:p>
          </table:table-cell>
          <table:table-cell table:style-name="ACE-0x8a9a48" office:value-type="string">
            <text:p>http://www.mcmaster.com/#catalog/119/3093/=l4j9rl</text:p>
          </table:table-cell>
          <table:table-cell table:number-columns-repeated="247" table:style-name="ACE-0x8a9a48"/>
        </table:table-row>
        <table:table-row table:style-name="AROW-0">
          <table:table-cell table:style-name="ACE-0x8a9a48" office:value-type="string">
            <text:p>M3x16.Countersunk.Bolt.91294A134</text:p>
          </table:table-cell>
          <table:table-cell table:style-name="ACE-0x8a9a48"/>
          <table:table-cell table:style-name="ACE-0x8a9a48" office:value-type="float" office:value="4">
            <text:p>4</text:p>
          </table:table-cell>
          <table:table-cell table:style-name="ACE-0x8a9a48" office:value-type="float" office:value="100">
            <text:p>100</text:p>
          </table:table-cell>
          <table:table-cell table:style-name="ACE-0x8a9a48"/>
          <table:table-cell table:style-name="ACE-0x8a9a48" table:formula="of:=[.D42]/100*11.67" office:value-type="float" office:value="11.67">
            <text:p>11.67</text:p>
          </table:table-cell>
          <table:table-cell table:style-name="ACE-0x8a9a48" office:value-type="string">
            <text:p>McMaster</text:p>
          </table:table-cell>
          <table:table-cell table:style-name="ACE-0x8a9a48" office:value-type="string">
            <text:p>91294A134</text:p>
          </table:table-cell>
          <table:table-cell table:style-name="ACE-0x8a9a48" office:value-type="string">
            <text:p>http://www.mcmaster.com/#catalog/119/3102/=l4ja5r</text:p>
          </table:table-cell>
          <table:table-cell table:number-columns-repeated="247" table:style-name="ACE-0x8a9a48"/>
        </table:table-row>
        <table:table-row table:style-name="AROW-0">
          <table:table-cell table:style-name="ACE-0x8a9a48" office:value-type="string">
            <text:p>M3x20.Bolt.91290A123</text:p>
          </table:table-cell>
          <table:table-cell table:style-name="ACE-0x8a9a48"/>
          <table:table-cell table:style-name="ACE-0x8a9a48" office:value-type="float" office:value="80">
            <text:p>80</text:p>
          </table:table-cell>
          <table:table-cell table:style-name="ACE-0x8a9a48" office:value-type="float" office:value="100">
            <text:p>100</text:p>
          </table:table-cell>
          <table:table-cell table:style-name="ACE-0x8a9a48"/>
          <table:table-cell table:style-name="ACE-0x8a9a48" table:formula="of:=[.D43]/100*6.99" office:value-type="float" office:value="6.99">
            <text:p>6.99</text:p>
          </table:table-cell>
          <table:table-cell table:style-name="ACE-0x8a9a48" office:value-type="string">
            <text:p>McMaster</text:p>
          </table:table-cell>
          <table:table-cell table:style-name="ACE-0x8a9a48" office:value-type="string">
            <text:p>91290A123</text:p>
          </table:table-cell>
          <table:table-cell table:style-name="ACE-0x8a9a48" office:value-type="string">
            <text:p>http://www.mcmaster.com/#catalog/119/3093/=l4jap9</text:p>
          </table:table-cell>
          <table:table-cell table:number-columns-repeated="247" table:style-name="ACE-0x8a9a48"/>
        </table:table-row>
        <table:table-row table:style-name="AROW-0">
          <table:table-cell table:style-name="ACE-0x8a9a48" office:value-type="string">
            <text:p>M3x30.Bolt.91290A130</text:p>
          </table:table-cell>
          <table:table-cell table:style-name="ACE-0x8a9a48"/>
          <table:table-cell table:style-name="ACE-0x8a9a48" office:value-type="float" office:value="4">
            <text:p>4</text:p>
          </table:table-cell>
          <table:table-cell table:style-name="ACE-0x8a9a48" office:value-type="float" office:value="100">
            <text:p>100</text:p>
          </table:table-cell>
          <table:table-cell table:style-name="ACE-0x8a9a48"/>
          <table:table-cell table:style-name="ACE-0x8a9a48" table:formula="of:=[.D44]/100*9.82" office:value-type="float" office:value="9.82">
            <text:p>9.82</text:p>
          </table:table-cell>
          <table:table-cell table:style-name="ACE-0x8a9a48" office:value-type="string">
            <text:p>McMaster</text:p>
          </table:table-cell>
          <table:table-cell table:style-name="ACE-0x8a9a48" office:value-type="string">
            <text:p>91290A130</text:p>
          </table:table-cell>
          <table:table-cell table:style-name="ACE-0x8a9a48" office:value-type="string">
            <text:p>http://www.mcmaster.com/#catalog/119/3093/=l4jb78</text:p>
          </table:table-cell>
          <table:table-cell table:number-columns-repeated="247" table:style-name="ACE-0x8a9a48"/>
        </table:table-row>
        <table:table-row table:style-name="AROW-0">
          <table:table-cell table:style-name="ACE-0x8a9a48" office:value-type="string">
            <text:p>M4.Nut.90591A141</text:p>
          </table:table-cell>
          <table:table-cell table:style-name="ACE-0x8a9a48"/>
          <table:table-cell table:style-name="ACE-0x8a9a48" office:value-type="float" office:value="8">
            <text:p>8</text:p>
          </table:table-cell>
          <table:table-cell table:style-name="ACE-0x8a9a48" office:value-type="float" office:value="100">
            <text:p>100</text:p>
          </table:table-cell>
          <table:table-cell table:style-name="ACE-0x8a9a48"/>
          <table:table-cell table:style-name="ACE-0x8a9a48" table:formula="of:=[.D45]/100*1.39" office:value-type="float" office:value="1.39">
            <text:p>1.39</text:p>
          </table:table-cell>
          <table:table-cell table:style-name="ACE-0x8a9a48" office:value-type="string">
            <text:p>McMaster</text:p>
          </table:table-cell>
          <table:table-cell table:style-name="ACE-0x8a9a48" office:value-type="string">
            <text:p>90591A141</text:p>
          </table:table-cell>
          <table:table-cell table:style-name="ACE-0x8a9a48" office:value-type="string">
            <text:p>http://www.mcmaster.com/#catalog/119/3167/=l4jbpz</text:p>
          </table:table-cell>
          <table:table-cell table:number-columns-repeated="247" table:style-name="ACE-0x8a9a48"/>
        </table:table-row>
        <table:table-row table:style-name="AROW-0">
          <table:table-cell table:style-name="ACE-0x8a9a48" office:value-type="string">
            <text:p>M4x30.Bolt.91280A148</text:p>
          </table:table-cell>
          <table:table-cell table:style-name="ACE-0x8a9a48"/>
          <table:table-cell table:style-name="ACE-0x8a9a48" office:value-type="float" office:value="8">
            <text:p>8</text:p>
          </table:table-cell>
          <table:table-cell table:style-name="ACE-0x8a9a48" office:value-type="float" office:value="100">
            <text:p>100</text:p>
          </table:table-cell>
          <table:table-cell table:style-name="ACE-0x8a9a48"/>
          <table:table-cell table:style-name="ACE-0x8a9a48" table:formula="of:=[.D46]/100*7.96" office:value-type="float" office:value="7.96">
            <text:p>7.96</text:p>
          </table:table-cell>
          <table:table-cell table:style-name="ACE-0x8a9a48" office:value-type="string">
            <text:p>McMaster</text:p>
          </table:table-cell>
          <table:table-cell table:style-name="ACE-0x8a9a48" office:value-type="string">
            <text:p>91280A148</text:p>
          </table:table-cell>
          <table:table-cell table:style-name="ACE-0x8a9a48" office:value-type="string">
            <text:p>http://www.mcmaster.com/#catalog/119/3129/=l4jcc0</text:p>
          </table:table-cell>
          <table:table-cell table:number-columns-repeated="247" table:style-name="ACE-0x8a9a48"/>
        </table:table-row>
        <table:table-row table:style-name="AROW-0">
          <table:table-cell table:style-name="ACE-0x8a9a48" office:value-type="string">
            <text:p>M8.Nut</text:p>
          </table:table-cell>
          <table:table-cell table:style-name="ACE-0x8a9a48" office:value-type="string">
            <text:p>1.25mm Pitch</text:p>
          </table:table-cell>
          <table:table-cell table:style-name="ACE-0x8a9a48" office:value-type="float" office:value="245">
            <text:p>245</text:p>
          </table:table-cell>
          <table:table-cell table:style-name="ACE-0x8a9a48" office:value-type="float" office:value="300">
            <text:p>300</text:p>
          </table:table-cell>
          <table:table-cell table:style-name="ACE-0x8a9a48"/>
          <table:table-cell table:style-name="ACE-0x8a9a48" table:formula="of:=[.D47]/100*4.51" office:value-type="float" office:value="13.53">
            <text:p>13.53</text:p>
          </table:table-cell>
          <table:table-cell table:style-name="ACE-0x8a9a48" office:value-type="string">
            <text:p>McMaster</text:p>
          </table:table-cell>
          <table:table-cell table:style-name="ACE-0x8a9a48" office:value-type="string">
            <text:p>90592A022</text:p>
          </table:table-cell>
          <table:table-cell table:style-name="ACE-0x8a9a48" office:value-type="string">
            <text:p>http://www.mcmaster.com/#hex-nuts/=l4je22</text:p>
          </table:table-cell>
          <table:table-cell table:number-columns-repeated="247" table:style-name="ACE-0x8a9a48"/>
        </table:table-row>
        <table:table-row table:style-name="AROW-0">
          <table:table-cell table:style-name="ACE-0x8a9a48" office:value-type="string">
            <text:p>M8.Washer.91455A130</text:p>
          </table:table-cell>
          <table:table-cell table:style-name="ACE-0x8a9a48"/>
          <table:table-cell table:style-name="ACE-0x8a9a48" office:value-type="float" office:value="8">
            <text:p>8</text:p>
          </table:table-cell>
          <table:table-cell table:style-name="ACE-0x8a9a48" office:value-type="float" office:value="100">
            <text:p>100</text:p>
          </table:table-cell>
          <table:table-cell table:style-name="ACE-0x8a9a48"/>
          <table:table-cell table:style-name="ACE-0x8a9a48" table:formula="of:=[.D48]/100*6.09" office:value-type="float" office:value="6.09">
            <text:p>6.09</text:p>
          </table:table-cell>
          <table:table-cell table:style-name="ACE-0x8a9a48" office:value-type="string">
            <text:p>McMaster</text:p>
          </table:table-cell>
          <table:table-cell table:style-name="ACE-0x8a9a48" office:value-type="string">
            <text:p>91455A130</text:p>
          </table:table-cell>
          <table:table-cell table:style-name="ACE-0x8a9a48" office:value-type="string">
            <text:p>http://www.mcmaster.com/#catalog/119/3202/=l4jej3</text:p>
          </table:table-cell>
          <table:table-cell table:number-columns-repeated="247" table:style-name="ACE-0x8a9a48"/>
        </table:table-row>
        <table:table-row table:style-name="AROW-0">
          <table:table-cell table:style-name="ACE-0x8a9a48" office:value-type="string">
            <text:p>M8x20.Bolt.91310A533</text:p>
          </table:table-cell>
          <table:table-cell table:style-name="ACE-0x8a9a48"/>
          <table:table-cell table:style-name="ACE-0x8a9a48" office:value-type="float" office:value="3">
            <text:p>3</text:p>
          </table:table-cell>
          <table:table-cell table:style-name="ACE-0x8a9a48" office:value-type="float" office:value="50">
            <text:p>50</text:p>
          </table:table-cell>
          <table:table-cell table:style-name="ACE-0x8a9a48"/>
          <table:table-cell table:style-name="ACE-0x8a9a48" table:formula="of:=[.D49]/50*12.77" office:value-type="float" office:value="12.77">
            <text:p>12.77</text:p>
          </table:table-cell>
          <table:table-cell table:style-name="ACE-0x8a9a48" office:value-type="string">
            <text:p>McMaster</text:p>
          </table:table-cell>
          <table:table-cell table:style-name="ACE-0x8a9a48" office:value-type="string">
            <text:p>91310A533</text:p>
          </table:table-cell>
          <table:table-cell table:style-name="ACE-0x8a9a48" office:value-type="string">
            <text:p>http://www.mcmaster.com/#catalog/119/3128/=l4jf1j</text:p>
          </table:table-cell>
          <table:table-cell table:number-columns-repeated="247" table:style-name="ACE-0x8a9a48"/>
        </table:table-row>
        <table:table-row table:style-name="AROW-0">
          <table:table-cell table:style-name="ACE-0x8a9a48" office:value-type="string">
            <text:p>M8x55.Bolt.91310A548</text:p>
          </table:table-cell>
          <table:table-cell table:style-name="ACE-0x8a9a48"/>
          <table:table-cell table:style-name="ACE-0x8a9a48" office:value-type="float" office:value="4">
            <text:p>4</text:p>
          </table:table-cell>
          <table:table-cell table:style-name="ACE-0x8a9a48" office:value-type="float" office:value="25">
            <text:p>25</text:p>
          </table:table-cell>
          <table:table-cell table:style-name="ACE-0x8a9a48"/>
          <table:table-cell table:style-name="ACE-0x8a9a48" table:formula="of:=[.D50]/25*10.97" office:value-type="float" office:value="10.97">
            <text:p>10.97</text:p>
          </table:table-cell>
          <table:table-cell table:style-name="ACE-0x8a9a48" office:value-type="string">
            <text:p>McMaster</text:p>
          </table:table-cell>
          <table:table-cell table:style-name="ACE-0x8a9a48" office:value-type="string">
            <text:p>91310A548</text:p>
          </table:table-cell>
          <table:table-cell table:style-name="ACE-0x8a9a48" office:value-type="string">
            <text:p>http://www.mcmaster.com/#catalog/119/3128/=l4jfpn</text:p>
          </table:table-cell>
          <table:table-cell table:number-columns-repeated="247" table:style-name="ACE-0x8a9a48"/>
        </table:table-row>
        <table:table-row table:style-name="AROW-0">
          <table:table-cell table:style-name="ACE-0x8a9a48" office:value-type="string">
            <text:p>Motor.Sprocket</text:p>
          </table:table-cell>
          <table:table-cell table:style-name="ACE-0x8a9a48" office:value-type="string">
            <text:p>18 Grooves</text:p>
          </table:table-cell>
          <table:table-cell table:style-name="ACE-0x8a9a48" office:value-type="float" office:value="7">
            <text:p>7</text:p>
          </table:table-cell>
          <table:table-cell table:style-name="ACE-0x8a9a48" office:value-type="float" office:value="7">
            <text:p>7</text:p>
          </table:table-cell>
          <table:table-cell table:style-name="ACE-0x8a9a48" office:value-type="float" office:value="5.81">
            <text:p>5.81</text:p>
          </table:table-cell>
          <table:table-cell table:style-name="ACE-0x8a9a48" table:formula="of:=[.E51]*[.D51]" office:value-type="float" office:value="40.67">
            <text:p>40.67</text:p>
          </table:table-cell>
          <table:table-cell table:style-name="ACE-0x8a9a48" office:value-type="string">
            <text:p>SDP/SI</text:p>
          </table:table-cell>
          <table:table-cell table:style-name="ACE-0x8a9a48" office:value-type="string">
            <text:p>A 6T16M018DF6005</text:p>
          </table:table-cell>
          <table:table-cell table:style-name="ACE-0x8a9a48" office:value-type="string">
            <text:p>https://sdp-si.com/eStore/PartDetail.asp?Opener=Group&amp;PartID=42977&amp;GroupID=347</text:p>
          </table:table-cell>
          <table:table-cell table:number-columns-repeated="247" table:style-name="ACE-0x8a9a48"/>
        </table:table-row>
        <table:table-row table:style-name="AROW-0">
          <table:table-cell table:style-name="ACE-0x8a9a48" office:value-type="string">
            <text:p>NEMA 17 Stepper Motor</text:p>
          </table:table-cell>
          <table:table-cell table:style-name="ACE-0x8a9a48"/>
          <table:table-cell table:style-name="ACE-0x8a9a48" office:value-type="float" office:value="7">
            <text:p>7</text:p>
          </table:table-cell>
          <table:table-cell table:number-columns-repeated="253" table:style-name="ACE-0x8a9a48"/>
        </table:table-row>
        <table:table-row table:style-name="AROW-0">
          <table:table-cell table:style-name="ACE-0x8a9a48" office:value-type="string">
            <text:p>Z.Rod.Sprocket</text:p>
          </table:table-cell>
          <table:table-cell table:style-name="ACE-0x8a9a48"/>
          <table:table-cell table:style-name="ACE-0x8a9a48" office:value-type="float" office:value="4">
            <text:p>4</text:p>
          </table:table-cell>
          <table:table-cell table:style-name="ACE-0x8a9a48" office:value-type="float" office:value="4">
            <text:p>4</text:p>
          </table:table-cell>
          <table:table-cell table:style-name="ACE-0x8a9a48" office:value-type="float" office:value="6.18">
            <text:p>6.18</text:p>
          </table:table-cell>
          <table:table-cell table:style-name="ACE-0x8a9a48" table:formula="of:=[.E53]*[.D53]" office:value-type="float" office:value="24.72">
            <text:p>24.72</text:p>
          </table:table-cell>
          <table:table-cell table:style-name="ACE-0x8a9a48" office:value-type="string">
            <text:p>SDP/SI</text:p>
          </table:table-cell>
          <table:table-cell table:style-name="ACE-0x8a9a48" office:value-type="string">
            <text:p>A 6Z51-036DF0610</text:p>
          </table:table-cell>
          <table:table-cell table:style-name="ACE-0x8a9a48" office:value-type="string">
            <text:p>https://sdp-si.com/eStore/PartDetail.asp?Opener=Group&amp;PartID=55833&amp;GroupID=218</text:p>
          </table:table-cell>
          <table:table-cell table:number-columns-repeated="247" table:style-name="ACE-0x8a9a48"/>
        </table:table-row>
        <table:table-row table:style-name="AROW-0">
          <table:table-cell table:number-columns-repeated="5" table:style-name="ACE-0x8a9a48"/>
          <table:table-cell table:style-name="ACE-0x8a9928" table:formula="of:=SUM([.F36:.F53])" office:value-type="float" office:value="169.51">
            <text:p>169.51</text:p>
          </table:table-cell>
          <table:table-cell table:number-columns-repeated="250" table:style-name="ACE-0x8a9a48"/>
        </table:table-row>
        <table:table-row table:style-name="AROW-0" table:number-rows-repeated="65482"/>
        <table:named-expressions>
          <table:named-expression table:name="Print_Area" table:expression="of:=#REF!" table:base-cell-address="$'Bill of Materials.csv'.$A$1"/>
          <table:named-expression table:name="Sheet_Title" table:expression="of:=&quot;Bill of Materials.csv&quot;" table:base-cell-address="$'Bill of Materials.csv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c4b35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</office:automatic-styles>
  <office:master-styles>
    <style:master-page style:name="ta-mp-0xcec010" style:display-name="Bill of Materials.csv" style:page-layout-name="pl-0xc4b3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3-01-22T22:53:11Z</dc:date>
    <meta:creation-date>2013-01-21T00:27:06Z</meta:creation-date>
    <meta:generator>gnumeric/1.12.0</meta:generator>
  </office:meta>
</office:document-meta>
</file>